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CustomCodecTest.test_for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Deser.deserialze( DefaultJSONParser parser , java . lang . reflect .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umCustomCodecTest.Type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CustomCodecTest.valueOf( lo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Des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